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4000000BA66BCD8927074E7D9.png" manifest:media-type="image/png"/>
  <manifest:file-entry manifest:full-path="Pictures/10000000000003C4000001B800876AE8A379A3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e3c" officeooo:paragraph-rsid="00005e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4</text:p>
      <text:p text:style-name="P1"><draw:frame draw:style-name="fr1" draw:name="Figura3" text:anchor-type="paragraph" svg:width="17cm" svg:height="3.279cm" draw:z-index="0"><draw:image xlink:href="Pictures/10000000000003C4000000BA66BCD8927074E7D9.png" xlink:type="simple" xlink:show="embed" xlink:actuate="onLoad"/></draw:frame></text:p>
      <text:p text:style-name="P1"><draw:frame draw:style-name="fr1" draw:name="Figura4" text:anchor-type="paragraph" svg:width="17cm" svg:height="7.759cm" draw:z-index="1"><draw:image xlink:href="Pictures/10000000000003C4000001B800876AE8A379A306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8:30:22.779000000</meta:creation-date>
    <dc:date>2018-04-04T08:37:16.055000000</dc:date>
    <meta:editing-duration>PT6M53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2" meta:non-whitespace-character-count="2"/>
  </office:meta>
</office:document-meta>
</file>